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80000001F593DED1A.png"/>
  <manifest:file-entry manifest:media-type="image/png" manifest:full-path="Pictures/100000000000002800000028201EE7A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Bitstream Vera Sans Mono" svg:font-family="'Bitstream Vera Sans Mono'" style:font-family-generic="modern" style:font-pitch="fixed"/>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DejaVu Serif" svg:font-family="'DejaVu Serif'" style:font-family-generic="roman" style:font-pitch="variable"/>
    <style:font-face style:name="Georgia" svg:font-family="Georgia" style:font-family-generic="roman" style:font-pitch="variable"/>
    <style:font-face style:name="Georgia1" svg:font-family="Georgia" style:font-adornments="Grassetto Corsiv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Grassetto" style:font-family-generic="swiss" style:font-pitch="variable"/>
    <style:font-face style:name="Bitstream Vera Sans2" svg:font-family="'Bitstream Vera Sans'" style:font-adornments="Roman" style:font-family-generic="swiss" style:font-pitch="variable"/>
    <style:font-face style:name="DejaVu Sans" svg:font-family="'DejaVu Sans'" style:font-family-generic="swiss" style:font-pitch="variable"/>
    <style:font-face style:name="Trebuchet MS1" svg:font-family="'Trebuchet MS'" style:font-family-generic="swiss" style:font-pitch="variable"/>
    <style:font-face style:name="Trebuchet MS" svg:font-family="'Trebuchet MS'" style:font-adornments="Normale"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master-page-name="First_20_Page">
      <style:paragraph-properties fo:margin-left="0cm" fo:margin-right="0cm" fo:line-height="100%" fo:text-align="center" style:justify-single-word="false" fo:text-indent="0cm" style:auto-text-indent="false" style:page-number="auto"/>
      <style:text-properties style:font-name="Bitstream Vera Serif1" fo:font-size="10pt" fo:font-style="italic" style:font-size-asian="10pt" style:font-style-asian="italic" style:font-size-complex="10pt" style:font-style-complex="italic"/>
    </style:style>
    <style:style style:name="P3" style:family="paragraph" style:parent-style-name="Standard" style:master-page-name="First_20_Page">
      <style:paragraph-properties fo:margin-left="0cm" fo:margin-right="0cm" fo:line-height="100%" fo:text-indent="0cm" style:auto-text-indent="false" style:page-number="auto"/>
      <style:text-properties style:font-name="Bitstream Vera Sans1"/>
    </style:style>
    <style:style style:name="P4" style:family="paragraph" style:parent-style-name="Standard">
      <style:paragraph-properties fo:margin-left="0cm" fo:margin-right="0cm" fo:line-height="100%" fo:text-align="center" style:justify-single-word="false" fo:text-indent="0cm" style:auto-text-indent="false"/>
      <style:text-properties style:font-name="Bitstream Vera Sans1"/>
    </style:style>
    <style:style style:name="P5" style:family="paragraph" style:parent-style-name="Standard">
      <style:paragraph-properties fo:margin-left="0cm" fo:margin-right="0cm" fo:line-height="100%" fo:text-align="center" style:justify-single-word="false" fo:text-indent="0cm" style:auto-text-indent="false"/>
      <style:text-properties style:font-name="Bitstream Vera Sans1" fo:font-size="54pt" fo:font-weight="bold" style:font-size-asian="54pt" style:font-weight-asian="bold" style:font-size-complex="54pt" style:font-weight-complex="bold"/>
    </style:style>
    <style:style style:name="P6" style:family="paragraph" style:parent-style-name="Standard">
      <style:paragraph-properties fo:margin-left="0cm" fo:margin-right="0cm" fo:line-height="100%" fo:text-align="center" style:justify-single-word="false" fo:text-indent="0cm" style:auto-text-indent="false"/>
      <style:text-properties style:font-name="Bitstream Vera Sans1" fo:font-size="18pt" style:font-size-asian="18pt" style:font-size-complex="18pt"/>
    </style:style>
    <style:style style:name="P7" style:family="paragraph" style:parent-style-name="Standard">
      <style:paragraph-properties fo:margin-left="0cm" fo:margin-right="0cm" fo:line-height="100%" fo:text-align="center" style:justify-single-word="false" fo:text-indent="0cm" style:auto-text-indent="false"/>
      <style:text-properties style:font-name="Bitstream Vera Sans1" fo:font-size="26pt" fo:font-weight="bold" style:font-size-asian="26pt" style:font-weight-asian="bold" style:font-size-complex="26pt" style:font-weight-complex="bold"/>
    </style:style>
    <style:style style:name="P8" style:family="paragraph" style:parent-style-name="Standard">
      <style:paragraph-properties fo:margin-left="0cm" fo:margin-right="0cm" fo:line-height="100%" fo:text-align="center" style:justify-single-word="false" fo:text-indent="0cm" style:auto-text-indent="false"/>
      <style:text-properties style:font-name="Bitstream Vera Serif1" fo:font-size="26pt" fo:font-style="normal" style:font-size-asian="26pt" style:font-style-asian="normal" style:font-size-complex="26pt" style:font-style-complex="normal"/>
    </style:style>
    <style:style style:name="P9" style:family="paragraph" style:parent-style-name="Standard">
      <style:paragraph-properties fo:margin-left="0cm" fo:margin-right="0cm" fo:line-height="100%" fo:text-align="center" style:justify-single-word="false" fo:text-indent="0cm" style:auto-text-indent="false"/>
      <style:text-properties style:font-name="Bitstream Vera Serif1" fo:font-size="16pt" fo:font-style="italic" style:font-size-asian="16pt" style:font-style-asian="italic" style:font-size-complex="16pt" style:font-style-complex="italic"/>
    </style:style>
    <style:style style:name="P10" style:family="paragraph" style:parent-style-name="Standard">
      <style:paragraph-properties fo:margin-left="0cm" fo:margin-right="0cm" fo:line-height="100%" fo:text-align="center" style:justify-single-word="false" fo:text-indent="0cm" style:auto-text-indent="false"/>
      <style:text-properties style:font-name="Bitstream Vera Serif1" fo:font-size="10pt" fo:font-style="italic" style:font-size-asian="10pt" style:font-style-asian="italic" style:font-size-complex="10pt" style:font-style-complex="italic"/>
    </style:style>
    <style:style style:name="P11" style:family="paragraph" style:parent-style-name="Standard">
      <style:paragraph-properties fo:margin-left="0cm" fo:margin-right="0cm" fo:line-height="100%" fo:text-indent="0cm" style:auto-text-indent="false"/>
      <style:text-properties fo:font-size="7pt" style:font-size-asian="7pt" style:font-size-complex="7pt"/>
    </style:style>
    <style:style style:name="P12" style:family="paragraph" style:parent-style-name="Standard">
      <style:text-properties style:font-name="Bitstream Vera Sans1" fo:font-weight="bold" style:font-weight-asian="bold" style:font-weight-complex="bold"/>
    </style:style>
    <style:style style:name="P13" style:family="paragraph" style:parent-style-name="Standard">
      <style:paragraph-properties fo:line-height="100%"/>
      <style:text-properties fo:font-size="7pt" style:font-size-asian="7pt" style:font-size-complex="7pt"/>
    </style:style>
    <style:style style:name="P14" style:family="paragraph" style:parent-style-name="Standard">
      <style:paragraph-properties fo:margin-left="0cm" fo:margin-right="0cm" fo:margin-top="0.423cm" fo:margin-bottom="0.212cm" fo:line-height="120%" fo:text-align="justify" style:justify-single-word="false" fo:text-indent="0cm" style:auto-text-indent="true"/>
    </style:style>
    <style:style style:name="P15" style:family="paragraph" style:parent-style-name="Standard">
      <style:paragraph-properties fo:margin-left="0cm" fo:margin-right="0cm" fo:text-indent="0cm" style:auto-text-indent="true"/>
    </style:style>
    <style:style style:name="P16" style:family="paragraph" style:parent-style-name="Standard">
      <style:paragraph-properties fo:margin-left="1.251cm" fo:margin-right="0cm" fo:margin-top="0cm" fo:margin-bottom="0cm" fo:line-height="100%" fo:text-indent="0cm" style:auto-text-indent="false"/>
    </style:style>
    <style:style style:name="P17" style:family="paragraph" style:parent-style-name="Standard">
      <style:paragraph-properties fo:margin-left="1.251cm" fo:margin-right="0cm" fo:margin-top="0cm" fo:margin-bottom="0cm" fo:line-height="100%" fo:text-indent="0cm" style:auto-text-indent="false"/>
      <style:text-properties fo:font-size="7pt" style:font-size-asian="7pt" style:font-size-complex="7pt"/>
    </style:style>
    <style:style style:name="P18" style:family="paragraph" style:parent-style-name="Footer">
      <style:paragraph-properties fo:text-align="end" style:justify-single-word="false"/>
    </style:style>
    <style:style style:name="P19" style:family="paragraph" style:parent-style-name="Footer">
      <style:paragraph-properties>
        <style:tab-stops>
          <style:tab-stop style:position="11.257cm" style:type="center"/>
          <style:tab-stop style:position="15.45cm" style:type="right"/>
        </style:tab-stops>
      </style:paragraph-properties>
    </style:style>
    <style:style style:name="P20" style:family="paragraph" style:parent-style-name="Heading_20_1" style:master-page-name="Standard">
      <style:paragraph-properties style:page-number="1"/>
    </style:style>
    <style:style style:name="P21" style:family="paragraph" style:parent-style-name="Heading_20_1" style:master-page-name="Right_20_Page">
      <style:paragraph-properties style:page-number="auto"/>
    </style:style>
    <style:style style:name="P22" style:family="paragraph" style:parent-style-name="Heading_20_1">
      <style:paragraph-properties fo:margin-left="0cm" fo:margin-right="0cm" fo:line-height="120%" fo:text-indent="0cm" style:auto-text-indent="true" fo:keep-with-next="always"/>
      <style:text-properties style:font-name-asian="MS Mincho" style:font-name-complex="Tahoma"/>
    </style:style>
    <style:style style:name="P23" style:family="paragraph" style:parent-style-name="Heading_20_1">
      <style:paragraph-properties fo:margin-left="0cm" fo:margin-right="0cm" fo:line-height="120%" fo:text-indent="0cm" style:auto-text-indent="true" fo:keep-with-next="always"/>
    </style:style>
    <style:style style:name="P24" style:family="paragraph" style:parent-style-name="Heading_20_1" style:master-page-name="Standard">
      <style:paragraph-properties fo:margin-left="0cm" fo:margin-right="0cm" fo:line-height="120%" fo:text-indent="0cm" style:auto-text-indent="true" style:page-number="1" fo:keep-with-next="always"/>
    </style:style>
    <style:style style:name="P25" style:family="paragraph" style:parent-style-name="Contents_20_Heading" style:master-page-name="Index">
      <style:paragraph-properties style:page-number="1"/>
    </style:style>
    <style:style style:name="P26" style:family="paragraph" style:parent-style-name="Contents_20_1">
      <style:paragraph-properties>
        <style:tab-stops>
          <style:tab-stop style:position="11.241cm" style:type="right" style:leader-style="dotted" style:leader-text="."/>
        </style:tab-stops>
      </style:paragraph-properties>
    </style:style>
    <style:style style:name="P27" style:family="paragraph" style:parent-style-name="Heading_20_2">
      <style:paragraph-properties fo:margin-left="0cm" fo:margin-right="0cm" fo:margin-top="0.423cm" fo:margin-bottom="0.212cm" fo:line-height="120%" fo:text-align="justify" style:justify-single-word="false" fo:text-indent="0cm" style:auto-text-indent="true" fo:keep-with-next="always"/>
      <style:text-properties style:font-name-asian="MS Mincho" style:font-name-complex="Tahoma"/>
    </style:style>
    <style:style style:name="P28" style:family="paragraph" style:parent-style-name="Heading_20_2">
      <style:paragraph-properties fo:margin-left="0cm" fo:margin-right="0cm" fo:margin-top="0.423cm" fo:margin-bottom="0.212cm" fo:line-height="120%" fo:text-align="justify" style:justify-single-word="false" fo:text-indent="0cm" style:auto-text-indent="true" fo:keep-with-next="always"/>
    </style:style>
    <style:style style:name="P29" style:family="paragraph" style:parent-style-name="Contents_20_2">
      <style:paragraph-properties>
        <style:tab-stops>
          <style:tab-stop style:position="10.742cm" style:type="right" style:leader-style="dotted" style:leader-text="."/>
        </style:tab-stops>
      </style:paragraph-properties>
    </style:style>
    <style:style style:name="T1" style:family="text">
      <style:text-properties style:font-name-asian="MS Mincho" style:font-name-complex="Tahoma"/>
    </style:style>
    <style:style style:name="T2" style:family="text">
      <style:text-properties style:font-name="Bitstream Vera Serif"/>
    </style:style>
    <style:style style:name="T3" style:family="text">
      <style:text-properties style:font-name="Bitstream Vera Serif" fo:font-style="italic" style:font-style-asian="italic" style:font-style-complex="italic"/>
    </style:style>
    <style:style style:name="T4" style:family="text">
      <style:text-properties style:font-name="Bitstream Vera Serif" fo:font-style="normal" fo:font-weight="bold" style:font-style-asian="normal" style:font-weight-asian="bold" style:font-style-complex="normal" style:font-weight-complex="bold"/>
    </style:style>
    <style:style style:name="T5" style:family="text">
      <style:text-properties style:font-name="Bitstream Vera Sans Mono"/>
    </style:style>
    <style:style style:name="T6" style:family="text">
      <style:text-properties style:font-name="Bitstream Vera Sans Mono" fo:font-size="9pt" style:font-size-asian="9pt" style:font-size-complex="9pt"/>
    </style:style>
    <style:style style:name="T7" style:family="text">
      <style:text-properties style:font-name="Bitstream Vera Sans1"/>
    </style:style>
    <style:style style:name="T8" style:family="text">
      <style:text-properties style:font-name="Bitstream Vera Sans1" fo:font-size="9pt" style:font-size-asian="9pt" style:font-size-complex="9pt"/>
    </style:style>
    <style:style style:name="T9" style:family="text">
      <style:text-properties style:font-name="Bitstream Vera Sans1" fo:font-size="9pt" style:text-underline-style="solid" style:text-underline-width="auto" style:text-underline-color="font-color" style:font-size-asian="9pt" style:font-size-complex="9pt"/>
    </style:style>
    <style:style style:name="T10" style:family="text">
      <style:text-properties style:font-name="Bitstream Vera Sans1" style:text-underline-style="solid" style:text-underline-width="auto" style:text-underline-color="font-color"/>
    </style:style>
    <style:style style:name="fr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4"/>
      <text:p text:style-name="P8"/>
      <text:p text:style-name="P8">Remo Dentato</text:p>
      <text:p text:style-name="P4"/>
      <text:p text:style-name="P4"/>
      <text:p text:style-name="P4"/>
      <text:p text:style-name="P4"/>
      <text:p text:style-name="P4"/>
      <text:p text:style-name="P5">C libutl</text:p>
      <text:p text:style-name="P9">speed up C development</text:p>
      <text:p text:style-name="P6"/>
      <text:p text:style-name="P6"/>
      <text:p text:style-name="P7">User's Manual</text:p>
      <text:p text:style-name="P10"/>
      <text:p text:style-name="P2"/>
      <text:p text:style-name="P10"/>
      <text:p text:style-name="P10"/>
      <text:p text:style-name="P10"/>
      <text:p text:style-name="P10"/>
      <text:p text:style-name="P10"/>
      <text:p text:style-name="P10"/>
      <text:p text:style-name="P10"/>
      <text:p text:style-name="P12">C libutl </text:p>
      <text:p text:style-name="Standard"><text:span text:style-name="T2">© 2009 by Remo Dentato</text:span></text:p>
      <text:p text:style-name="Standard"><text:span text:style-name="T2"/></text:p>
      <text:p text:style-name="Standard"><text:span text:style-name="T2">Content of this book refers to version <text:s/>1.0.</text:span></text:p>
      <text:p text:style-name="Standard"><text:span text:style-name="T2">Visit </text:span><text:span text:style-name="T9">http://clibutl.co.cc</text:span><text:span text:style-name="T2"> for the most up to date version </text:span></text:p>
      <text:p text:style-name="Standard"><text:span text:style-name="T2"/></text:p>
      <text:p text:style-name="Standard"><text:span text:style-name="T2"/></text:p>
      <text:p text:style-name="Standard"><text:span text:style-name="T2"/></text:p>
      <text:p text:style-name="Standard"><text:span text:style-name="T2"/></text:p>
      <text:p text:style-name="Standard"><text:span text:style-name="T2"/></text:p>
      <text:p text:style-name="P13"><text:span text:style-name="T2">Text in this book is licensed under the </text:span></text:p>
      <text:p text:style-name="P13"><text:span text:style-name="T3"><text:s text:c="3"/></text:span><text:span text:style-name="T3"><draw:frame draw:style-name="fr1" draw:name="immagini1" text:anchor-type="as-char" svg:y="-0.423cm" svg:width="1.803cm" svg:height="0.635cm" draw:z-index="0"><draw:image xlink:href="Pictures/10000000000000580000001F593DED1A.png" xlink:type="simple" xlink:show="embed" xlink:actuate="onLoad"/></draw:frame></text:span><text:span text:style-name="T3"> </text:span><text:span text:style-name="T4">Creative Commons Attribution 3.0 Unported License.</text:span></text:p>
      <text:p text:style-name="P11"><text:span text:style-name="T2">to view a copy of this license, visit: <text:s text:c="2"/></text:span><text:span text:style-name="T10">http://creativecommons.org/licenses/by/3.0/</text:span></text:p>
      <text:p text:style-name="P13"><text:span text:style-name="T2">The source code for the library and the examples licensed under the:</text:span></text:p>
      <text:p text:style-name="P13"><text:s text:c="19"/><draw:frame draw:style-name="fr2" draw:name="immagini2" text:anchor-type="as-char" svg:width="0.554cm" svg:height="0.554cm" draw:z-index="1"><draw:image xlink:href="Pictures/100000000000002800000028201EE7AF.png" xlink:type="simple" xlink:show="embed" xlink:actuate="onLoad"/></draw:frame> <text:span text:style-name="T4">BSD License</text:span></text:p>
      <text:p text:style-name="P11"><text:span text:style-name="T2">to view a copy of this license, visit: <text:s/></text:span><text:span text:style-name="T10">http://creativecommons.org/licenses/BSD/</text:span></text:p>
      <text:p text:style-name="P11"><text:span text:style-name="T2">Alternatively, to get copy of the licences you can send a letter to:</text:span></text:p>
      <text:p text:style-name="P17"><text:span text:style-name="T2">Creative Commons,</text:span></text:p>
      <text:p text:style-name="P17"><text:span text:style-name="T2">171 Second Street, Suite 300,</text:span></text:p>
      <text:p text:style-name="P17"><text:span text:style-name="T2">San Francisco, California, 94105, USA.</text:span></text:p>
      <text:p text:style-name="P13"/>
      <text:p text:style-name="P13"/>
      <text:table-of-content text:style-name="Sect1" text:protected="true" text:name="Indice generale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index-title text:style-name="Sect2" text:name="Indice generale1_Head">
            <text:p text:style-name="P25">Table of Contents</text:p>
          </text:index-title>
          <text:p text:style-name="P26">1 <text:s/>Introduction<text:tab/>1</text:p>
          <text:p text:style-name="P26">2 <text:s/>Using clibutl<text:tab/>1</text:p>
          <text:p text:style-name="P26">3 <text:s/>General Utilities<text:tab/>3</text:p>
          <text:p text:style-name="P29">3.1 <text:s/>Debugging<text:tab/>3</text:p>
          <text:p text:style-name="P29">3.2 <text:s/>Unit testing<text:tab/>4</text:p>
          <text:p text:style-name="P29">3.3 <text:s/>Error handling<text:tab/>4</text:p>
          <text:p text:style-name="P29">3.4 <text:s/>Logging<text:tab/>4</text:p>
          <text:p text:style-name="P29">3.5 <text:s/>Finite State Machines<text:tab/>5</text:p>
          <text:p text:style-name="P29">3.6 <text:s/>Using utl.h<text:tab/>5</text:p>
          <text:p text:style-name="P26">4 <text:s/>Pattern Matching<text:tab/>7</text:p>
          <text:p text:style-name="P26">5 <text:s/>Strings<text:tab/>9</text:p>
          <text:p text:style-name="P26">6 <text:s/>Containers<text:tab/>11</text:p>
          <text:p text:style-name="P26">7 <text:s/>Examples<text:tab/>13</text:p>
          <text:p text:style-name="P29">7.1 <text:s/>pmx2c<text:tab/>13</text:p>
          <text:p text:style-name="P29">7.2 <text:s/>pmxshell<text:tab/>13</text:p>
          <text:p text:style-name="P29">7.3 <text:s/>uncomment<text:tab/>13</text:p>
          <text:p text:style-name="P29">7.4 <text:s/>fmt<text:tab/>13</text:p>
          <text:p text:style-name="P29">7.5 <text:s/>fsm<text:tab/>13</text:p>
        </text:index-body>
      </text:table-of-content>
      <text:p text:style-name="P13"/>
      <text:h text:style-name="P20" text:outline-level="1">Introduction</text:h>
      <text:p text:style-name="Standard">Lorem ipsum dolor sit amet, consectetur adipiscing elit. Duis nisl tortor, pharetra consectetur gravida et, volutpat in elit. Proin dapibus dignissim nibh ac condimentum. Cum sociis natoque penatibus et magnis dis parturient montes, nascetur ridiculus mus. Etiam dapibus dolor et est iaculis dignissim. Praesent mattis cursus massa non ultricies. Donec ac mauris et dui cursus dictum a at odio. Etiam nunc lorem, elementum quis dignissim et, ultrices quis quam. Curabitur condimentum eleifend orci at mattis. Proin gravida, nulla sit amet lacinia tempus, mauris justo molestie turpis, pellentesque mollis dolor lacus eget sapien. Cras id tincidunt sapien. Troduction</text:p>
      <text:h text:style-name="P24" text:outline-level="1"><text:span text:style-name="T1">Using</text:span> <text:span text:style-name="T1">clibutl</text:span></text:h>
      <text:p text:style-name="Standard">s dignissim nibh ac condimentum. Cum sociis natoque penatibus et magnis dis parturient montes, nascetur ridiculus mus. Etiam dapibus dolor et est iaculis dignissim. Praesent mattis cursus massa non ultricies. Donec ac mauris et dui cursus dictum a at odio. Etiam nunc lorem, elementum quis dignissim et, ultrices quis quam. Curabitur condimentum eleifend orci at mattis. Proin gravida, nulla sit amet lacinia tempus, mauris justo molestie turpis, pellentesque mollis dolor lacus eget sapien. Cras id tincidunt sapien. Troduction</text:p>
      <text:h text:style-name="P21" text:outline-level="1">General Utilities</text:h>
      <text:p text:style-name="Standard">This section deals with a set of utilities functions that are commonly used during the development process.</text:p>
      <text:h text:style-name="Heading_20_2" text:outline-level="2">Debugging</text:h>
      <text:p text:style-name="Standard">It's a common debugging technique to insert tracing <text:span text:style-name="code"><text:span text:style-name="T8">printf()</text:span></text:span> to better understand what's going on in a program. Those <text:span text:style-name="code">printf()</text:span> statements are normally guarded with "<text:span text:style-name="code">#ifdef DEBUG"</text:span> so that they disappear in the final version of the software.</text:p>
      <text:p text:style-name="Standard">This approach has two main downsides: all those <text:span text:style-name="code">#ifdef</text:span> clutter the source code making it harder to read; also, disabling the messages selectively is not easy. <text:s text:c="2"/></text:p>
      <text:p text:style-name="Standard"><text:span text:style-name="code">C-libutl</text:span> privides a printf-like function (<text:span text:style-name="code">dbgmsg()</text:span>) that will disappear from the source code if the symbol <text:span text:style-name="code">DEBUG</text:span> is not defined. A second function (_<text:span text:style-name="code">dbgmsg()</text:span>) is also provided that has the same prototype but does nothing. It can be used to turned off a single message.</text:p>
      <text:p text:style-name="P16"><text:span text:style-name="code"><text:span text:style-name="T5">int dbgmsg(const char *fmt, ...);</text:span></text:span></text:p>
      <text:p text:style-name="P16"><text:span text:style-name="code"><text:span text:style-name="T5">int _dbgmsg(const char *fmt, ...);</text:span></text:span></text:p>
      <text:p text:style-name="P15"><text:soft-page-break/></text:p>
      <text:p text:style-name="Standard"/>
      <text:p text:style-name="Standard"/>
      <text:p text:style-name="Standard">/* Let's give precedence to '{NDEBUG} over '{DEBUG} */</text:p>
      <text:p text:style-name="Standard"/>
      <text:p text:style-name="Standard">#ifdef NDEBUG</text:p>
      <text:p text:style-name="Standard">#ifdef DEBUG</text:p>
      <text:p text:style-name="Standard">#undef DEBUG</text:p>
      <text:p text:style-name="Standard">#endif</text:p>
      <text:p text:style-name="Standard">#endif</text:p>
      <text:p text:style-name="Standard"/>
      <text:p text:style-name="Standard">#ifdef DEBUG</text:p>
      <text:p text:style-name="Standard">/* <text:s/>You can use '{=dbgmsg()} as if it was a '|printf()| with the only</text:p>
      <text:p text:style-name="Standard">** difference that the output will be directed to '{utlStderr}.</text:p>
      <text:p text:style-name="Standard">*/</text:p>
      <text:p text:style-name="Standard">#define dbgmsg(...) ((stdout?fflush(stdout):0),\</text:p>
      <text:p text:style-name="Standard"><text:s text:c="21"/>fprintf(utlStderr,"# "),\</text:p>
      <text:p text:style-name="Standard"><text:s text:c="21"/>fprintf(utlStderr,__VA_ARGS__), fflush(utlStderr))</text:p>
      <text:p text:style-name="Standard"/>
      <text:p text:style-name="Standard">/* Note that to ensure that dbg messages are correctly interleaved with other</text:p>
      <text:p text:style-name="Standard">** messages that might have been printed on the screen, '|<text:soft-page-break/>stdout| is</text:p>
      <text:p text:style-name="Standard">** flushed before printing and '{utlStderr} is flushed right after.</text:p>
      <text:p text:style-name="Standard">*/</text:p>
      <text:p text:style-name="Standard"/>
      <text:p text:style-name="Standard">#else</text:p>
      <text:p text:style-name="Standard">#define dbgmsg(...)</text:p>
      <text:p text:style-name="Standard">#endif /* DEBUG */</text:p>
      <text:p text:style-name="Standard"/>
      <text:p text:style-name="Standard">/* <text:s text:c="2"/>To disable just one call to '{dbgmsg()}, you can place an underscore</text:p>
      <text:p text:style-name="Standard">** before its name as '{=_dbgmsg()} is a macro that always expand to nothing.</text:p>
      <text:p text:style-name="Standard">** </text:p>
      <text:p text:style-name="Standard">** <text:s text:c="2"/>If you are worried about the fact that identifiers beginning with an</text:p>
      <text:p text:style-name="Standard">** underscore may be reserved (as per ISO Stanadard 7.1.3) you can replace</text:p>
      <text:p text:style-name="Standard">** it with another character (e.g. '|Xdbgmsg()|). <text:s/>So far I've not find any</text:p>
      <text:p text:style-name="Standard">** reason to do it and using an underscore seems more natural to me. </text:p>
      <text:p text:style-name="Standard">*/</text:p>
      <text:p text:style-name="Standard">#define _dbgmsg(...)</text:p>
      <text:p text:style-name="Standard"/>
      <text:p text:style-name="Standard">Lorem ipsum dolor sit amet, consectetur adipiscing elit. <text:soft-page-break/>Duis nisl tortor, pharetra consectetur gravida et, volutpat in elit. Proin dapibus dignissim nibh ac condimentum. Cum sociis natoque penatibus et magnis dis parturient montes, nascetur ridiculus mus. Etiam dapibus dolor et est iaculis dignissim. Praesent mattis cursus massa non ultricies. Donec ac mauris et dui cursus dictum a at odio. Etiam nunc lorem, elementum quis dignissim et, ultrices quis quam. C</text:p>
      <text:h text:style-name="P28" text:outline-level="2">Unit <text:span text:style-name="T1">testing</text:span></text:h>
      <text:p text:style-name="Standard">Lorem ipsum dolor sit amet, consectetur adipiscing elit. Duis nisl tortor, pharetra consectetur gravida et, volutpat in elit. Proin dapibus dignissim nibh ac condimentum. Cum sociis natoque penatibus et magnis dis parturient montes, nascetur ridiculus mus. Etiam dapibus dolor et est iaculis dignissim. Praesent mattis cursus massa non ultricies. Donec ac mauris et dui cursus dictum a at odio. Etiam nunc lorem, elementum quis dignissim et, ultrices quis quam. C</text:p>
      <text:h text:style-name="P28" text:outline-level="2">Error <text:span text:style-name="T1">handling</text:span></text:h>
      <text:p text:style-name="Standard">Lorem ipsum dolor sit amet, consectetur adipiscing elit. Duis nisl tortor, pharetra consectetur gravida et, volutpat in elit. Proin dapibus dignissim nibh ac condimentum. Cum sociis natoque penatibus et magnis dis parturient montes, nascetur ridiculus mus. Etiam dapibus dolor et est iaculis dignissim. Praesent mattis cursus massa non ultricies. Donec ac mauris et dui cursus dictum a at odio. Etiam nunc lorem, elementum quis dignissim et, ultrices quis quam. C</text:p>
      <text:h text:style-name="P27" text:outline-level="2">Logging</text:h>
      <text:p text:style-name="Standard">Lorem ipsum dolor sit amet, consectetur adipiscing elit. Duis nisl tortor, pharetra consectetur gravida et, volutpat in elit. Proin dapibus dignissim nibh ac condimentum. Cum <text:soft-page-break/>sociis natoque penatibus et magnis dis parturient montes, nascetur ridiculus mus. Etiam dapibus dolor et est iaculis dignissim. Praesent mattis cursus massa non ultricies. Donec ac mauris et dui cursus dictum a at odio. Etiam nunc lorem, elementum quis dignissim et, ultrices quis quam. C</text:p>
      <text:h text:style-name="P28" text:outline-level="2">Finite <text:span text:style-name="T1">State</text:span> Machines</text:h>
      <text:p text:style-name="Standard">Lorem ipsum dolor sit amet, consectetur adipiscing elit. Duis nisl tortor, pharetra consectetur gravida et, volutpat in elit. Proin dapibus dignissi</text:p>
      <text:p text:style-name="Standard">m nibh ac condimentum. Cum sociis natoque penatibus et magnis dis parturient montes, nascetur ridiculus mus. Etiam dapibus dolor et est iaculis dignissim. Praesent mattis cursus massa non ultricies. Donec ac mauris et dui cursus dictum a at odio. Etiam nunc lorem, elementum quis dignissim et, ultrices quis quam. C</text:p>
      <text:h text:style-name="P28" text:outline-level="2">Using utl.h</text:h>
      <text:p text:style-name="Standard">is nisl tortor, pharetra consectetur gravida et, volutpat in elit. Proin dapibus dignissi</text:p>
      <text:p text:style-name="P14">m nibh ac condimentum. Cum sociis natoque penatibus et magnis dis parturient montes, nascetur ridiculus mus. Etiam dapibus dolor et est iaculis dignissim. Praesent mattis cursus massa non ultricies. Donec ac mauris et dui cursus dictum a at odio. Etiam nunc lorem, elementum quis dignissim et, ult</text:p>
      <text:h text:style-name="Heading_20_1" text:outline-level="1">Pattern Matching</text:h>
      <text:p text:style-name="Standard">Lorem ipsum dolor sit amet, consectetur adipiscing elit. Duis nisl tortor, pharetra consectetur gravida et, volutpat in elit. Proin dapibus dignissim nibh ac condimentum. Cum sociis natoque penatibus et magnis dis parturient montes, nascetur ridiculus mus. Etiam dapibus dolor et est iaculis dignissim. Praesent mattis cursus massa non ultricies. Donec ac mauris et dui cursus dictum a at odio. Etiam nunc lorem, elementum quis dignissim et, ultrices quis quam. C</text:p>
      <text:h text:style-name="Heading_20_1" text:outline-level="1">Strings</text:h>
      <text:h text:style-name="P23" text:outline-level="1">Containers</text:h>
      <text:h text:style-name="P22" text:outline-level="1">Examples</text:h>
      <text:h text:style-name="P27" text:outline-level="2">pmx2c</text:h>
      <text:h text:style-name="P27" text:outline-level="2">pmxshell</text:h>
      <text:h text:style-name="P27" text:outline-level="2">uncomment</text:h>
      <text:h text:style-name="P27" text:outline-level="2">fmt</text:h>
      <text:h text:style-name="Heading_20_2" text:outline-level="2">fsm</text:h>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Bitstream Vera Sans Mono" svg:font-family="'Bitstream Vera Sans Mono'" style:font-family-generic="modern" style:font-pitch="fixed"/>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DejaVu Serif" svg:font-family="'DejaVu Serif'" style:font-family-generic="roman" style:font-pitch="variable"/>
    <style:font-face style:name="Georgia" svg:font-family="Georgia" style:font-family-generic="roman" style:font-pitch="variable"/>
    <style:font-face style:name="Georgia1" svg:font-family="Georgia" style:font-adornments="Grassetto Corsiv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 svg:font-family="'Bitstream Vera Sans'" style:font-adornments="Grassetto" style:font-family-generic="swiss" style:font-pitch="variable"/>
    <style:font-face style:name="Bitstream Vera Sans2" svg:font-family="'Bitstream Vera Sans'" style:font-adornments="Roman" style:font-family-generic="swiss" style:font-pitch="variable"/>
    <style:font-face style:name="DejaVu Sans" svg:font-family="'DejaVu Sans'" style:font-family-generic="swiss" style:font-pitch="variable"/>
    <style:font-face style:name="Trebuchet MS1" svg:font-family="'Trebuchet MS'" style:font-family-generic="swiss" style:font-pitch="variable"/>
    <style:font-face style:name="Trebuchet MS" svg:font-family="'Trebuchet MS'" style:font-adornments="Normale"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4cm" fo:line-height="120%" fo:text-align="justify" style:justify-single-word="false" fo:text-indent="0cm" style:auto-text-indent="true"/>
      <style:text-properties style:font-name="Bitstream Vera Serif"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15.45cm" style:type="right"/>
        </style:tab-stops>
      </style:paragraph-properties>
      <style:text-properties style:font-name="Trebuchet MS" fo:font-size="10pt"/>
    </style:style>
    <style:style style:name="Heading_20_1" style:display-name="Heading 1" style:family="paragraph" style:parent-style-name="Heading" style:next-style-name="Text_20_body" style:default-outline-level="1" style:class="text" style:master-page-name="Right_20_Page">
      <style:paragraph-properties fo:margin-top="4.5cm" fo:margin-bottom="1.499cm" fo:text-align="end" style:justify-single-word="false" style:page-number="auto" fo:break-before="auto" fo:break-after="auto" fo:background-color="transparent" style:shadow="none">
        <style:tab-stops/>
        <style:background-image/>
      </style:paragraph-properties>
      <style:text-properties style:font-name="Georgia1" fo:font-size="180%" fo:font-style="italic"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Bitstream Vera San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0.941cm" style:type="right" style:leader-style="dotted" style:leader-text="."/>
        </style:tab-stops>
      </style:paragraph-properties>
      <style:text-properties fo:font-size="9pt"/>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Georgia1"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0.742cm" style:type="right" style:leader-style="dotted" style:leader-text="."/>
        </style:tab-stops>
      </style:paragraph-properties>
      <style:text-properties fo:font-size="8pt" fo:font-style="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Bitstream Vera Sans2" fo:font-size="9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style:tab-stops>
          <style:tab-stop style:position="11.257cm" style:type="center"/>
          <style:tab-stop style:position="15.45cm" style:type="right"/>
        </style:tab-stops>
      </style:paragraph-properties>
    </style:style>
    <style:style style:name="MP2" style:family="paragraph" style:parent-style-name="Footer">
      <style:paragraph-properties fo:text-align="end" style:justify-single-word="false"/>
    </style:style>
    <style:page-layout style:name="Mpm1" style:page-usage="mirrored">
      <style:page-layout-properties fo:page-width="15.24cm" fo:page-height="22.86cm" style:num-format="1" style:print-orientation="portrait" fo:margin-top="2.2cm" fo:margin-bottom="2.2cm" fo:margin-left="2.499cm" fo:margin-right="1.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true"/>
      </style:footer-style>
    </style:page-layout>
    <style:page-layout style:name="Mpm2">
      <style:page-layout-properties fo:page-width="15.24cm" fo:page-height="22.86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mirrored">
      <style:page-layout-properties fo:page-width="15.24cm" fo:page-height="22.86cm" style:num-format="i" style:print-orientation="portrait" fo:margin-top="2.2cm" fo:margin-bottom="2.2cm" fo:margin-left="2.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right">
      <style:page-layout-properties fo:page-width="15.24cm" fo:page-height="22.86cm" style:num-format="1" style:print-orientation="portrait" fo:margin-top="2.2cm" fo:margin-bottom="2.2cm" fo:margin-left="2.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tab/><text:page-number text:select-page="current">17</text:page-number></text:p>
      </style:footer>
      <style:footer-left>
        <text:p text:style-name="Footer"><text:page-number text:select-page="current">17</text:page-number></text:p>
      </style:footer-left>
    </style:master-page>
    <style:master-page style:name="First_20_Page" style:display-name="First Page" style:page-layout-name="Mpm2" style:next-style-name="Standard"/>
    <style:master-page style:name="Index" style:page-layout-name="Mpm3">
      <style:footer>
        <text:p text:style-name="MP2"><text:page-number text:select-page="current">17</text:page-number></text:p>
      </style:footer>
      <style:footer-left>
        <text:p text:style-name="Footer"/>
      </style:footer-left>
    </style:master-page>
    <style:master-page style:name="Right_20_Page" style:display-name="Right Page" style:page-layout-name="Mpm4" style:next-style-name="Standard">
      <style:footer>
        <text:p text:style-name="Footer"><text:tab/><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RD </meta:initial-creator>
    <meta:creation-date>2009-12-25T19:15:45.11</meta:creation-date>
    <dc:date>2009-12-26T00:07:02.50</dc:date>
    <dc:creator>RD </dc:creator>
    <meta:editing-duration>PT04H18M49S</meta:editing-duration>
    <meta:editing-cycles>10</meta:editing-cycles>
    <meta:generator>OpenOffice.org/3.1$Win32 OpenOffice.org_project/310m19$Build-9420</meta:generator>
    <meta:document-statistic meta:table-count="0" meta:image-count="2" meta:object-count="0" meta:page-count="23" meta:paragraph-count="105" meta:word-count="1188" meta:character-count="7591"/>
  </office:meta>
</office:document-meta>
</file>